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2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.5626in" fo:margin-right="0in" fo:text-indent="-0.3126in" style:auto-text-indent="false"/>
    </style:style>
    <style:style style:name="P11" style:family="paragraph" style:parent-style-name="Standard" style:master-page-name="Standard">
      <style:paragraph-properties style:page-number="auto"/>
      <style:text-properties fo:color="#00000a" style:font-name="Calibri" fo:font-size="11pt" fo:font-weight="bold" style:font-size-asian="11pt" style:font-weight-asian="bold"/>
    </style:style>
    <style:style style:name="P12" style:family="paragraph" style:parent-style-name="List_20_Paragraph" style:list-style-name="WWNum2"/>
    <style:style style:name="T1" style:family="text">
      <style:text-properties fo:color="#00000a" style:font-name="Calibri" fo:font-size="11pt" fo:font-weight="bold" style:font-size-asian="11pt" style:font-weight-asian="bold"/>
    </style:style>
    <style:style style:name="T2" style:family="text">
      <style:text-properties fo:color="#00000a" style:font-name="Calibri" fo:font-size="11pt" style:font-size-asian="11pt"/>
    </style:style>
    <style:style style:name="T3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<text:span text:style-name="T1">Title</text:span><text:span text:style-name="T2">: Semester Trip</text:span></text:p>
      <text:p text:style-name="P3"><text:span text:style-name="T1">Description:</text:span><text:span text:style-name="T2"> <text:s text:c="2"/>Allows the User to receive a list of available trips in the selected month.</text:span></text:p>
      <text:p text:style-name="Standard"><text:span text:style-name="T1">Pre-conditions:</text:span></text:p>
      <text:list xml:id="list7484421293439149395" text:style-name="WWNum1">
        <text:list-item>
          <text:p text:style-name="P4"><text:span text:style-name="T2">The User has successfully installed the App.</text:span></text:p>
        </text:list-item>
        <text:list-item>
          <text:p text:style-name="P4"><text:span text:style-name="T2">The App is open and displaying the Home Screen.</text:span></text:p>
        </text:list-item>
      </text:list>
      <text:p text:style-name="P1"/>
      <text:p text:style-name="Standard"><text:span text:style-name="T3">Post-conditions:</text:span></text:p>
      <text:list xml:id="list5045737708303532821" text:style-name="WWNum2">
        <text:list-item>
          <text:p text:style-name="P12"><text:span text:style-name="T4">The App displays the Trip Results Screen for the User.</text:span></text:p>
        </text:list-item>
      </text:list>
      <text:p text:style-name="P2"/>
      <text:p text:style-name="Standard"><text:span text:style-name="T3">Actors:</text:span></text:p>
      <text:list xml:id="list930752484275525232" text:style-name="WWNum3">
        <text:list-item>
          <text:p text:style-name="P5"><text:span text:style-name="T5">User</text:span></text:p>
        </text:list-item>
        <text:list-item>
          <text:p text:style-name="P5"><text:span text:style-name="T6">App</text:span></text:p>
        </text:list-item>
      </text:list>
      <text:p text:style-name="P7"/>
      <text:p text:style-name="Standard"><text:span text:style-name="T3">Main Success Scenario: </text:span></text:p>
      <text:list xml:id="list1692892110664143540" text:style-name="WWNum4">
        <text:list-item>
          <text:p text:style-name="P6"><text:span text:style-name="T4">The User presses the Semester Trips Menu Button</text:span></text:p>
        </text:list-item>
        <text:list-item>
          <text:p text:style-name="P6"><text:span text:style-name="T4">The App displays the Trip Search Screen.</text:span></text:p>
        </text:list-item>
        <text:list-item>
          <text:p text:style-name="P6"><text:span text:style-name="T4">The User select a month with the provided Dropdown Menu.</text:span></text:p>
        </text:list-item>
        <text:list-item>
          <text:p text:style-name="P6"><text:span text:style-name="T4">The App finds the Trips Data from the Trip Database.</text:span></text:p>
        </text:list-item>
        <text:list-item>
          <text:p text:style-name="P6"><text:span text:style-name="T4">The App formats the found Trips Data.</text:span></text:p>
        </text:list-item>
        <text:list-item>
          <text:p text:style-name="P6"><text:span text:style-name="T4">The App displays the Trip Results Screen with the formatted Trips Data.</text:span></text:p>
        </text:list-item>
      </text:list>
      <text:p text:style-name="P8"/>
      <text:p text:style-name="Standard"><text:span text:style-name="T3">Alternate Flow 1</text:span><text:span text:style-name="T5">: </text:span></text:p>
      <text:p text:style-name="P10"><text:span text:style-name="T5">3A. <text:s text:c="2"/>The App cannot find the selected month from the Trip Database.</text:span></text:p>
      <text:p text:style-name="P10"><text:span text:style-name="T5">4A. <text:s text:c="2"/>The App displays an Error Message indicating that the month wasn't found.</text:span></text:p>
      <text:p text:style-name="P10"><text:span text:style-name="T5">5A. <text:s text:c="2"/>The User presses the ok button on the Error message.</text:span></text:p>
      <text:p text:style-name="P10"><text:span text:style-name="T5">6A. <text:s text:c="2"/>The App displays the Trip Search Screen.</text:span></text:p>
      <text:p text:style-name="P9"><text:span text:style-name="T5"><text:s/></text:span></text:p>
      <text:p text:style-name="Standard"><text:span text:style-name="T3">Alternate Flow 2</text:span><text:span text:style-name="T5">: </text:span></text:p>
      <text:p text:style-name="P10"><text:span text:style-name="T5">1B. <text:s text:c="2"/>The App receives an interrupt signal from the operating system and looses focus.</text:span></text:p>
      <text:p text:style-name="P10"><text:span text:style-name="T5">2B. <text:s text:c="2"/>The App regains focus and resumes at the step where it had lost focu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1pt" fo:font-weight="normal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9" style:num-suffix="l" text:bullet-char="l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3:15:49</meta:creation-date>
    <dc:language>en-US</dc:language>
    <meta:editing-cycles>0</meta:editing-cycles>
    <meta:editing-duration>P0D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6" meta:word-count="196" meta:character-count="1093" meta:non-whitespace-character-count="915"/>
  </office:meta>
</office:document-meta>
</file>